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076cm" draw:marker-end-width="0.076cm" draw:fill="solid" draw:fill-color="#5983b0" draw:textarea-horizontal-align="justify" draw:textarea-vertical-align="middle" draw:auto-grow-height="false" fo:min-height="5.796cm" fo:min-width="6.689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076cm" draw:marker-end-width="0.076cm" draw:fill="solid" draw:fill-color="#5983b0" draw:textarea-horizontal-align="justify" draw:textarea-vertical-align="middle" draw:auto-grow-height="false" fo:min-height="5.415cm" fo:min-width="4.78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076cm" draw:marker-end-width="0.076cm" draw:fill="solid" draw:fill-color="#5983b0" draw:textarea-horizontal-align="justify" draw:textarea-vertical-align="middle" draw:auto-grow-height="false" fo:min-height="5.796cm" fo:min-width="8.213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051cm" svg:stroke-color="#666666" draw:marker-start-width="0.279cm" draw:marker-end-width="0.279cm" draw:fill="solid" draw:fill-color="#b2b2b2" draw:textarea-horizontal-align="justify" draw:textarea-vertical-align="middle" draw:auto-grow-height="false" fo:min-height="0.766cm" fo:min-width="2.802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076cm" draw:marker-end-width="0.076cm" draw:fill="solid" draw:fill-color="#5983b0" draw:textarea-horizontal-align="justify" draw:textarea-vertical-align="middle" draw:auto-grow-height="false" fo:min-height="1.097cm" fo:min-width="4.276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dash" draw:stroke-dash="Long_20_Dot" svg:stroke-width="0.051cm" svg:stroke-color="#000000" draw:marker-start-width="0.279cm" draw:marker-end-width="0.279cm" draw:fill="solid" draw:fill-color="#77bc65" draw:textarea-horizontal-align="justify" draw:textarea-vertical-align="middle" draw:auto-grow-height="false" fo:min-height="1.147cm" fo:min-width="4.072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dash" draw:stroke-dash="Long_20_Dot" svg:stroke-width="0.051cm" svg:stroke-color="#000000" draw:marker-start-width="0.279cm" draw:marker-end-width="0.279cm" draw:fill="solid" draw:fill-color="#77bc65" draw:textarea-horizontal-align="justify" draw:textarea-vertical-align="middle" draw:auto-grow-height="false" fo:min-height="1.147cm" fo:min-width="2.929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dash" draw:stroke-dash="Long_20_Dot" svg:stroke-width="0.051cm" svg:stroke-color="#000000" draw:marker-start-width="0.279cm" draw:marker-end-width="0.279cm" draw:fill="solid" draw:fill-color="#77bc65" draw:textarea-horizontal-align="justify" draw:textarea-vertical-align="middle" draw:auto-grow-height="false" fo:min-height="1.147cm" fo:min-width="3.183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ot" svg:stroke-width="0.051cm" svg:stroke-color="#000000" draw:marker-start-width="0.279cm" draw:marker-end-width="0.279cm" draw:fill="solid" draw:fill-color="#77bc65" draw:textarea-horizontal-align="justify" draw:textarea-vertical-align="middle" draw:auto-grow-height="false" fo:min-height="1.147cm" fo:min-width="3.31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dash" draw:stroke-dash="Long_20_Dot" svg:stroke-width="0.051cm" svg:stroke-color="#000000" draw:marker-start-width="0.279cm" draw:marker-end-width="0.279cm" draw:fill="solid" draw:fill-color="#77bc65" draw:textarea-horizontal-align="justify" draw:textarea-vertical-align="middle" draw:auto-grow-height="false" fo:min-height="1.147cm" fo:min-width="3.818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dash" draw:stroke-dash="Long_20_Dot" svg:stroke-width="0.051cm" svg:stroke-color="#000000" draw:marker-start-width="0.279cm" draw:marker-end-width="0.279cm" draw:fill="solid" draw:fill-color="#77bc65" draw:textarea-horizontal-align="justify" draw:textarea-vertical-align="middle" draw:auto-grow-height="false" fo:min-height="1.274cm" fo:min-width="3.183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076cm" draw:marker-end-width="0.076cm" draw:fill="solid" draw:fill-color="#5983b0" draw:textarea-horizontal-align="justify" draw:textarea-vertical-align="middle" draw:auto-grow-height="false" fo:min-height="4.018cm" fo:min-width="7.324cm" fo:padding-top="0.15cm" fo:padding-bottom="0.15cm" fo:padding-left="0.275cm" fo:padding-right="0.275cm"/>
      <style:paragraph-properties style:writing-mode="lr-tb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6" style:family="graphic" style:parent-style-name="standard" style:list-style-name="L1">
      <style:graphic-properties draw:stroke="dash" draw:stroke-dash="Long_20_Dash" svg:stroke-width="0.051cm" svg:stroke-color="#666666" draw:marker-start-width="0.279cm" draw:marker-end-width="0.279cm" draw:fill="solid" draw:fill-color="#b2b2b2" draw:textarea-horizontal-align="justify" draw:textarea-vertical-align="middle" draw:auto-grow-height="false" fo:min-height="0.766cm" fo:min-width="3.056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983b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239cm" svg:height="6.096cm" svg:x="1.108cm" svg:y="3.902cm">
          <text:p text:style-name="P1">Load Generato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34cm" svg:height="5.715cm" svg:x="14.443cm" svg:y="1.108cm">
          <text:p text:style-name="P1">Controll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8.763cm" svg:height="6.096cm" svg:x="12.03cm" svg:y="9.363cm">
          <text:p text:style-name="P1">Worker(s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302cm" svg:height="1.016cm" svg:x="21.574cm" svg:y="9.89cm">
          <text:p text:style-name="P1">InfluxDB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826cm" svg:height="1.397cm" svg:x="13.935cm" svg:y="17.618cm">
          <text:p text:style-name="P1">Worker CLI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8.347cm" svg:y1="6.95cm" svg:x2="14.443cm" svg:y2="3.965cm" draw:start-shape="id1" draw:start-glue-point="1" draw:end-shape="id2" draw:end-glue-point="3" svg:d="M8347 6950h525l5045-2985h526" svg:viewBox="0 0 6097 2986">
          <text:p text:style-name="P1"/>
        </draw:connector>
        <draw:connector draw:style-name="gr7" draw:text-style-name="P4" draw:layer="layout" draw:type="lines" svg:x1="8.347cm" svg:y1="6.95cm" svg:x2="12.03cm" svg:y2="12.411cm" draw:start-shape="id1" draw:start-glue-point="1" draw:end-shape="id3" draw:end-glue-point="3" svg:d="M8347 6950h525l2631 5461h527" svg:viewBox="0 0 3684 5462">
          <text:p/>
        </draw:connector>
        <draw:connector draw:style-name="gr7" draw:text-style-name="P4" draw:layer="layout" draw:type="lines" svg:x1="17.11cm" svg:y1="6.823cm" svg:x2="16.411cm" svg:y2="9.363cm" draw:start-shape="id2" draw:start-glue-point="2" draw:end-shape="id3" draw:end-glue-point="0" svg:d="M17110 6823v525l-699 1489v526" svg:viewBox="0 0 700 2541">
          <text:p/>
        </draw:connector>
        <draw:connector draw:style-name="gr7" draw:text-style-name="P4" draw:layer="layout" draw:type="lines" svg:x1="16.348cm" svg:y1="17.618cm" svg:x2="16.411cm" svg:y2="15.459cm" draw:start-shape="id4" draw:start-glue-point="0" draw:end-shape="id3" draw:end-glue-point="2" svg:d="M16348 17618v-527l63-1106v-526" svg:viewBox="0 0 64 2160">
          <text:p/>
        </draw:connector>
        <draw:custom-shape draw:style-name="gr4" draw:text-style-name="P3" draw:layer="layout" svg:width="3.302cm" svg:height="1.016cm" svg:x="1.235cm" svg:y="8.701cm">
          <text:p text:style-name="P1">Azure Data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72cm" svg:height="1.397cm" svg:x="14.824cm" svg:y="2.632cm">
          <text:p text:style-name="P1">Load Balanc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429cm" svg:height="1.397cm" svg:x="12.284cm" svg:y="10.379cm">
          <text:p text:style-name="P1">λ Queu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429cm" svg:height="1.397cm" svg:x="16.729cm" svg:y="10.379cm">
          <text:p text:style-name="P1">Container</text:p>
          <text:p text:style-name="P1">Pool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683cm" svg:height="1.397cm" svg:x="12.284cm" svg:y="12.157cm">
          <text:p text:style-name="P1">Isolation</text:p>
          <text:p text:style-name="P1">Mechanism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429cm" svg:height="1.397cm" svg:x="16.602cm" svg:y="13.808cm">
          <text:p text:style-name="P1">Resource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1.397cm" svg:x="16.348cm" svg:y="12.157cm">
          <text:p text:style-name="P6">λ Invocatio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429cm" svg:height="1.397cm" svg:x="1.235cm" svg:y="4.918cm">
          <text:p text:style-name="P1">Simulatio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429cm" svg:height="1.397cm" svg:x="4.764cm" svg:y="4.918cm">
          <text:p text:style-name="P1">Trace </text:p>
          <text:p text:style-name="P1">Generat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318cm" svg:height="1.397cm" svg:x="1.362cm" svg:y="6.569cm">
          <text:p text:style-name="P1">Benchmarking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683cm" svg:height="1.524cm" svg:x="14.697cm" svg:y="4.283cm">
          <text:p text:style-name="P1">Health </text:p>
          <text:p text:style-name="P1">Monito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5" draw:id="id5" draw:layer="layout" svg:width="7.874cm" svg:height="4.318cm" svg:x="1.362cm" svg:y="12.665cm">
          <text:p text:style-name="P1">Energy Monito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016cm" svg:x="1.616cm" svg:y="14.062cm">
          <text:p text:style-name="P1">RAP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016cm" svg:x="5.299cm" svg:y="14.062cm">
          <text:p text:style-name="P1">BMC IPMI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016cm" svg:x="5.299cm" svg:y="15.459cm">
          <text:p text:style-name="P1">Linux perf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s" svg:x1="9.236cm" svg:y1="14.824cm" svg:x2="12.03cm" svg:y2="12.411cm" draw:start-shape="id5" draw:start-glue-point="1" draw:end-shape="id3" draw:end-glue-point="3" svg:d="M9236 14824h526l1741-2413h527" svg:viewBox="0 0 2795 2414">
          <text:p/>
        </draw:connector>
        <draw:custom-shape draw:style-name="gr16" draw:text-style-name="P8" draw:layer="layout" svg:width="3.556cm" svg:height="1.016cm" svg:x="4.664cm" svg:y="8.728cm">
          <text:p text:style-name="P6">λ Functions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s" svg:x1="20.793cm" svg:y1="12.411cm" svg:x2="23.225cm" svg:y2="10.906cm" draw:start-shape="id3" draw:start-glue-point="1" draw:end-shape="id6" draw:end-glue-point="2" svg:d="M20793 12411h525l1907-979v-526" svg:viewBox="0 0 2433 1506">
          <text:p/>
        </draw:connector>
        <draw:connector draw:style-name="gr15" draw:text-style-name="P4" draw:layer="layout" draw:type="lines" svg:x1="19.777cm" svg:y1="3.965cm" svg:x2="23.225cm" svg:y2="9.89cm" draw:start-shape="id2" draw:start-glue-point="1" draw:end-shape="id6" draw:end-glue-point="0" svg:d="M19777 3965h526l2922 5399v526" svg:viewBox="0 0 3449 5926">
          <text:p/>
        </draw:connector>
        <draw:custom-shape draw:style-name="gr9" draw:text-style-name="P5" draw:layer="layout" svg:width="3.429cm" svg:height="1.397cm" svg:x="12.284cm" svg:y="13.808cm">
          <text:p text:style-name="P1">System</text:p>
          <text:p text:style-name="P1">Monitor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09:33:08.768714477</meta:creation-date>
    <meta:generator>LibreOffice/6.4.7.2$Linux_X86_64 LibreOffice_project/40$Build-2</meta:generator>
    <dc:date>2023-10-11T13:30:10.378404555</dc:date>
    <meta:editing-duration>PT3H44M46S</meta:editing-duration>
    <meta:editing-cycles>24</meta:editing-cycles>
    <meta:document-statistic meta:object-count="29"/>
  </office:meta>
</office:document-meta>
</file>